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atePluginsPage.getSelectedPlugi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tivatePluginsPage.inputChanged( Viewer viewer , Object oldInput , Object new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atePluginsPage.getActivateView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ePluginsPage.getAvailablePlugi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tivatePluginsPage.createControl( Composit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ActivatePluginsPage.getElements( Object inpu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atePluginsPag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atePluginsPage.getPluginDescriptorUR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atePluginsPage.getEnabledPlugi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atePluginsPage.ActivatePluginsPag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atePluginsPage.widgetSelected( Sele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atePluginsPage.selectionChanged( SelectionChang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